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1e567" officeooo:paragraph-rsid="0011e567" style:font-name-asian="Courier" style:font-size-asian="12pt" style:font-weight-asian="normal" style:font-name-complex="Courier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1e567" officeooo:paragraph-rsid="001d360e" style:font-name-asian="Courier" style:font-size-asian="12pt" style:font-weight-asian="normal" style:font-name-complex="Courier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1e567" officeooo:paragraph-rsid="001d511c" style:font-name-asian="Courier" style:font-size-asian="12pt" style:font-weight-asian="normal" style:font-name-complex="Courier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e5849" officeooo:paragraph-rsid="001e5849" style:font-name-asian="Courier" style:font-size-asian="12pt" style:font-weight-asian="normal" style:font-name-complex="Courier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979ab" style:font-name-asian="Courier" style:font-size-asian="12pt" style:font-weight-asian="normal" style:font-name-complex="Courier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22f165" officeooo:paragraph-rsid="0022f165" style:font-name-asian="Courier" style:font-size-asian="12pt" style:font-weight-asian="normal" style:font-name-complex="Courier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paragraph-rsid="0011e567" style:font-weight-asian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rsid="0011e567" officeooo:paragraph-rsid="0011e567" style:font-weight-asian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rsid="0011e567" officeooo:paragraph-rsid="001d360e" style:font-weight-asian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20e901" officeooo:paragraph-rsid="0020e901"/>
    </style:style>
    <style:style style:name="P16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bold" officeooo:rsid="0020fb10" officeooo:paragraph-rsid="0020fb10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officeooo:rsid="00158388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fo:color="#000000" loext:opacity="100%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5" style:family="text">
      <style:text-properties officeooo:rsid="001d360e"/>
    </style:style>
    <style:style style:name="T6" style:family="text">
      <style:text-properties officeooo:rsid="001d511c"/>
    </style:style>
    <style:style style:name="T7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. </text:p>
      <text:p text:style-name="P3">Job Description: https://job-boards.greenhouse.io/tailscale/jobs/4443896005</text:p>
      <text:p text:style-name="P1"><text:span text:style-name="T1"/></text:p>
      <text:p text:style-name="P3">Role: Platform Engineer (Software Engineer)</text:p>
      <text:p text:style-name="P3">Location: Remote (United States)</text:p>
      <text:p text:style-name="P3">Company: Tailscale</text:p>
      <text:p text:style-name="P1"><text:span text:style-name="T1"/></text:p>
      <text:p text:style-name="P3">Job Description</text:p>
      <text:p text:style-name="P1"><text:span text:style-name="T1"/></text:p>
      <text:p text:style-name="P3">We’re an early-stage and fully remote company, well succeed with these sorts of goals:</text:p>
      <text:p text:style-name="P1"><text:span text:style-name="T1"/></text:p>
      <text:p text:style-name="P3"><text:s text:c="3"/>Work as part of a team of engineers to design and build core backend software components</text:p>
      <text:p text:style-name="P3"><text:s text:c="3"/>Analyze and improve efficiency, scalability, and stability of various system resources</text:p>
      <text:p text:style-name="P3"><text:s text:c="3"/>Set direction and goals for the team regarding project impact, product quality and engineering efficiency</text:p>
      <text:p text:style-name="P3"><text:s text:c="3"/>Develop features that support a broad range of sign-on options, such as SSO, OAuth2, SAML, and WebAuthn</text:p>
      <text:p text:style-name="P3"><text:s text:c="3"/>Develop and maintain features to synchronize users and groups from IdPs</text:p>
      <text:p text:style-name="P1"><text:span text:style-name="T1"/></text:p>
      <text:p text:style-name="P3">Requirements:</text:p>
      <text:p text:style-name="P1"><text:span text:style-name="T1"/></text:p>
      <text:p text:style-name="P3"><text:s text:c="3"/>Experience with distributed systems</text:p>
      <text:p text:style-name="P3"><text:s text:c="3"/>Experience with one or more SQL databases</text:p>
      <text:p text:style-name="P3"><text:s text:c="3"/>Familiarity with authentication/authorization protocols and frameworks such as OAuth2, OIDC, SSO, SAML, and vendors such as Okta/Auth0</text:p>
      <text:p text:style-name="P3"><text:s text:c="3"/>Familiarity with networks (IP addressing, routing, etc.)</text:p>
      <text:p text:style-name="P3"><text:s text:c="3"/>Ability to give and process constructive feedback, as well as work independently</text:p>
      <text:p text:style-name="P3"><text:s text:c="3"/>Flexibility to adjust to the dynamic nature of a startup</text:p>
      <text:p text:style-name="P3"><text:s text:c="3"/>Ability to join an on call rotation, after becoming familiar with the platform</text:p>
      <text:p text:style-name="P3"><text:s text:c="3"/>Most of the non-front-end portions of the system are developed in the Go programming language. Experience with Go is a plus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2.</text:p>
      <text:p text:style-name="P4">Cover Letter</text:p>
      <text:p text:style-name="P4">● Show you understand the organization’s needs and priorities</text:p>
      <text:p text:style-name="P4">● Persuasively demonstrate how your qualifications meet those needs</text:p>
      <text:p text:style-name="P4">● Use style and voice to introduce yourself as a skilled communicator and viable colleague</text:p>
      <text:p text:style-name="P4">● “Unpack” the resume through memorable examples and organization-specific appeals</text:p>
      <text:p text:style-name="P11"><text:span text:style-name="T1"/></text:p>
      <text:p text:style-name="P11"><text:span text:style-name="T1"/></text:p>
      <text:p text:style-name="P5"><text:span text:style-name="T5">Dear [hiring manager]</text:span>,</text:p>
      <text:p text:style-name="P13"><text:span text:style-name="T1"/></text:p>
      <text:p text:style-name="P6">My name is Casey Burhoe and I am <text:span text:style-name="T5">very excited about the technology that Tailscale is developing</text:span>. <text:span text:style-name="T5">The principle of secure-by-design is important to critical programs and infrastructure, especially in the domain of networking where leaving security as the responsibility of an end user could have dire consequences. </text:span><text:span text:style-name="T6">I believe I would bring a valuable perspective to Tailscale through a combination of college coursework on computer security and privacy, my experience using security products in a business enterprise environment, and my familiarity with Tailscale’s products as an end user. </text:span></text:p>
      <text:p text:style-name="P6"/>
      <text:p text:style-name="P10"><text:span text:style-name="T7">At home, I use Tailscale’s products to connect my devices securely, and I appreciate the ease of use that allows me to seamlessly communicate between my devices. Because of this, I have begun familiarizing myself with the technology stack Tailscale is built on to be able to contribute to it further</text:span>.</text:p>
      <text:p text:style-name="P6"/>
      <text:p text:style-name="P7"><text:span text:style-name="T5">I also appreciate the values of open-source software and believe that it helps to uphold a relationship of trust between the developers and the end users of a </text:span><text:span text:style-name="T6">technology. </text:span></text:p>
      <text:p text:style-name="P7"/>
      <text:p text:style-name="P8">Sincerely,</text:p>
      <text:p text:style-name="P8">Casey Burhoe</text:p>
      <text:p text:style-name="P14"><text:span text:style-name="T2"/></text:p>
      <text:p text:style-name="P12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4">3.</text:p>
      <text:p text:style-name="P4">Resume</text:p>
      <text:p text:style-name="P4">A one-page resume that presents your most relevant professional experiences, academic pursuits,</text:p>
      <text:p text:style-name="P4">skills, and other accomplishments. To highlight the fit between you and the position, be strategic</text:p>
      <text:p text:style-name="P4">about the document’s content and organization. Use key terms, quantifiable results, active verbs,</text:p>
      <text:p text:style-name="P4">and clear descriptions. Your resume must include a strong, concise “Objective” statement. If you</text:p>
      <text:p text:style-name="P4">consult a resume template, you must significantly adapt the design for this project and include a</text:p>
      <text:p text:style-name="P4">copy of the original template with your final submission.</text:p>
      <text:p text:style-name="P11"><text:span text:style-name="T1"/></text:p>
      <text:p text:style-name="P15"><text:span text:style-name="T3">Template base:</text:span><text:span text:style-name="T4"> </text:span><text:a xlink:type="simple" xlink:href="https://www.libreofficetemplates.net/preview/Changing_Fields_Resume" text:style-name="Internet_20_link" text:visited-style-name="Visited_20_Internet_20_Link">https://www.libreofficetemplates.net/preview/Changing_Fields_Resume</text:a></text:p>
      <text:p text:style-name="P15"><text:span text:style-name="T4"/></text:p>
      <text:p text:style-name="P17">Located in ./resume.odt</text:p>
      <text:p text:style-name="P1"><text:span text:style-name="T3"/></text:p>
      <text:p text:style-name="P2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9-05T08:45:15.895616326</dc:date>
    <meta:editing-duration>PT36M47S</meta:editing-duration>
    <meta:editing-cycles>11</meta:editing-cycles>
    <meta:document-statistic meta:table-count="0" meta:image-count="0" meta:object-count="0" meta:page-count="4" meta:paragraph-count="43" meta:word-count="501" meta:character-count="3452" meta:non-whitespace-character-count="2952"/>
  </office:meta>
</office:document-meta>
</file>